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opBuil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8">
            <text:p>168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6" table:formula="of:=[.D21]+[.D20]" office:value-type="currency" office:currency="USD" office:value="244.662770766752">
            <text:p>$244,66</text:p>
          </table:table-cell>
          <table:table-cell table:style-name="ce6" table:formula="of:=[.F2]-[.B3]/[.B4]" office:value-type="currency" office:currency="USD" office:value="203.662770766751">
            <text:p>$203,66</text:p>
          </table:table-cell>
          <table:table-cell table:style-name="ce16" table:formula="of:=[.G2]/1.1" office:value-type="currency" office:currency="EUR" office:value="185.14797342432">
            <text:p>185,1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353">
            <text:p>1,353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95">
            <text:p>9,50%</text:p>
          </table:table-cell>
          <table:table-cell table:style-name="Default"/>
          <table:table-cell table:style-name="ce8" table:formula="of:=[.G20]+[.G21]" office:value-type="currency" office:currency="USD" office:value="180.893106628992">
            <text:p>$180,89</text:p>
          </table:table-cell>
          <table:table-cell table:style-name="ce8" table:formula="of:=[.F3]-[.B3]/[.B4]" office:value-type="currency" office:currency="USD" office:value="139.893106628992">
            <text:p>$139,89</text:p>
          </table:table-cell>
          <table:table-cell table:style-name="ce17" table:formula="of:=[.G3]/1.1" office:value-type="currency" office:currency="EUR" office:value="127.175551480901">
            <text:p>127,18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24.136862232101">
            <text:p>124,1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33">
            <text:p>0,03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1">
            <text:p>11,00%</text:p>
          </table:table-cell>
          <table:table-cell table:style-name="Default"/>
          <table:table-cell table:style-name="ce14" table:formula="of:=[.J20]+[.J21]" office:value-type="currency" office:currency="USD" office:value="100.410651622829">
            <text:p>$100,41</text:p>
          </table:table-cell>
          <table:table-cell table:style-name="ce15" table:formula="of:=[.F4]-[.B3]/[.B4]" office:value-type="currency" office:currency="USD" office:value="59.4106516228294">
            <text:p>$59,41</text:p>
          </table:table-cell>
          <table:table-cell table:style-name="ce18" table:formula="of:=[.G4]/1.1" office:value-type="currency" office:currency="EUR" office:value="54.0096832934812">
            <text:p>54,01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3.06">
            <text:p>$13,0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-0.353344985358879">
            <text:p>-35,33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Buy</text:p>
          </table:table-cell>
          <table:table-cell table:style-name="ce5" office:value-type="float" office:value="4.23">
            <text:p>4,23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6.53">
            <text:p>$6,53</text:p>
          </table:table-cell>
          <table:table-cell table:style-name="ce6"/>
          <table:table-cell table:style-name="ce6" table:formula="of:=[.B9]/(1+[.D2])^(1/4)" office:value-type="currency" office:currency="USD" office:value="6.40556204839304">
            <text:p>$6,41</text:p>
          </table:table-cell>
          <table:table-cell table:style-name="ce8" table:formula="of:=[.B5]/2" office:value-type="currency" office:currency="USD" office:value="6.53">
            <text:p>$6,53</text:p>
          </table:table-cell>
          <table:table-cell table:style-name="ce8"/>
          <table:table-cell table:style-name="ce8" table:formula="of:=[.E9]/(1+[.D3])^(1/4)" office:value-type="currency" office:currency="USD" office:value="6.38351159367826">
            <text:p>$6,38</text:p>
          </table:table-cell>
          <table:table-cell table:style-name="ce9" table:formula="of:=[.B5]/2" office:value-type="currency" office:currency="USD" office:value="6.53">
            <text:p>$6,53</text:p>
          </table:table-cell>
          <table:table-cell table:style-name="ce9"/>
          <table:table-cell table:style-name="ce9" table:formula="of:=[.H9]/(1+[.D4])^(1/4)" office:value-type="currency" office:currency="USD" office:value="6.36183551980737">
            <text:p>$6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17.2392">
            <text:p>$17,24</text:p>
          </table:table-cell>
          <table:table-cell office:value-type="percentage" office:value="0.32">
            <text:p>32,00%</text:p>
          </table:table-cell>
          <table:table-cell table:formula="of:=[.B10]/(1+[.$D$2])^[.A10]" office:value-type="currency" office:currency="USD" office:value="15.9622222222222">
            <text:p>$15,96</text:p>
          </table:table-cell>
          <table:table-cell table:formula="of:=[.B5]*(1+[.F10])" office:value-type="currency" office:currency="USD" office:value="15.8026">
            <text:p>$15,80</text:p>
          </table:table-cell>
          <table:table-cell office:value-type="percentage" office:value="0.21">
            <text:p>21,00%</text:p>
          </table:table-cell>
          <table:table-cell table:formula="of:=[.E10]/(1+[.$D$3])^[.A10]" office:value-type="currency" office:currency="USD" office:value="14.431598173516">
            <text:p>$14,43</text:p>
          </table:table-cell>
          <table:table-cell table:formula="of:=[.B5]*(1+[.I10])" office:value-type="currency" office:currency="USD" office:value="10.448">
            <text:p>$10,45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9.41261261261261">
            <text:p>$9,4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17.2392">
            <text:p>$17,24</text:p>
          </table:table-cell>
          <table:table-cell office:value-type="percentage" office:value="0">
            <text:p>0,00%</text:p>
          </table:table-cell>
          <table:table-cell table:formula="of:=[.B11]/(1+[.$D$2])^[.A11]" office:value-type="currency" office:currency="USD" office:value="14.7798353909465">
            <text:p>$14,78</text:p>
          </table:table-cell>
          <table:table-cell table:formula="of:=[.E10]*(1+[.F11])" office:value-type="currency" office:currency="USD" office:value="15.644574">
            <text:p>$15,64</text:p>
          </table:table-cell>
          <table:table-cell office:value-type="percentage" office:value="-0.01">
            <text:p>-1,00%</text:p>
          </table:table-cell>
          <table:table-cell table:formula="of:=[.E11]/(1+[.$D$3])^[.A11]" office:value-type="currency" office:currency="USD" office:value="13.0477462938638">
            <text:p>$13,05</text:p>
          </table:table-cell>
          <table:table-cell table:formula="of:=[.H10]*(1+[.I11])" office:value-type="currency" office:currency="USD" office:value="10.13456">
            <text:p>$10,13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USD" office:value="8.22543624705787">
            <text:p>$8,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17.2392">
            <text:p>$17,24</text:p>
          </table:table-cell>
          <table:table-cell office:value-type="percentage" office:value="0">
            <text:p>0,00%</text:p>
          </table:table-cell>
          <table:table-cell table:formula="of:=[.B12]/(1+[.$D$2])^[.A12]" office:value-type="currency" office:currency="USD" office:value="13.6850327693949">
            <text:p>$13,69</text:p>
          </table:table-cell>
          <table:table-cell table:formula="of:=[.E11]*(1+[.F12])" office:value-type="currency" office:currency="USD" office:value="15.17523678">
            <text:p>$15,18</text:p>
          </table:table-cell>
          <table:table-cell office:value-type="percentage" office:value="-0.03">
            <text:p>-3,00%</text:p>
          </table:table-cell>
          <table:table-cell table:formula="of:=[.E12]/(1+[.$D$3])^[.A12]" office:value-type="currency" office:currency="USD" office:value="11.5582775388565">
            <text:p>$11,56</text:p>
          </table:table-cell>
          <table:table-cell table:formula="of:=[.H11]*(1+[.I12])" office:value-type="currency" office:currency="USD" office:value="9.7291776">
            <text:p>$9,73</text:p>
          </table:table-cell>
          <table:table-cell office:value-type="percentage" office:value="-0.04">
            <text:p>-4,00%</text:p>
          </table:table-cell>
          <table:table-cell table:formula="of:=[.H12]/(1+[.$D$4])^[.A12]" office:value-type="currency" office:currency="USD" office:value="7.11389080826626">
            <text:p>$7,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17.928768">
            <text:p>$17,93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3.1781797038618">
            <text:p>$13,18</text:p>
          </table:table-cell>
          <table:table-cell table:formula="of:=[.E12]*(1+[.F13])" office:value-type="currency" office:currency="USD" office:value="15.4787415156">
            <text:p>$15,4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0.7666146937293">
            <text:p>$10,77</text:p>
          </table:table-cell>
          <table:table-cell table:formula="of:=[.H12]*(1+[.I13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6.40891063807771">
            <text:p>$6,4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18.64591872">
            <text:p>$18,65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2.6900989740891">
            <text:p>$12,69</text:p>
          </table:table-cell>
          <table:table-cell table:formula="of:=[.E13]*(1+[.F14])" office:value-type="currency" office:currency="USD" office:value="15.788316345912">
            <text:p>$15,79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0.0291753311451">
            <text:p>$10,03</text:p>
          </table:table-cell>
          <table:table-cell table:formula="of:=[.H13]*(1+[.I14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5.77379336763758">
            <text:p>$5,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19.3917554688">
            <text:p>$19,39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2.2200953083821">
            <text:p>$12,22</text:p>
          </table:table-cell>
          <table:table-cell table:formula="of:=[.E14]*(1+[.F15])" office:value-type="currency" office:currency="USD" office:value="16.1040826728302">
            <text:p>$16,10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9.34224551394341">
            <text:p>$9,34</text:p>
          </table:table-cell>
          <table:table-cell table:formula="of:=[.H14]*(1+[.I15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5.20161564652034">
            <text:p>$5,2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20.167425687552">
            <text:p>$20,17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1.7674991858494">
            <text:p>$11,77</text:p>
          </table:table-cell>
          <table:table-cell table:formula="of:=[.E15]*(1+[.F16])" office:value-type="currency" office:currency="USD" office:value="16.4261643262868">
            <text:p>$16,4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8.70236568422126">
            <text:p>$8,70</text:p>
          </table:table-cell>
          <table:table-cell table:formula="of:=[.H15]*(1+[.I16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4.6861402220904">
            <text:p>$4,6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20.9741227150541">
            <text:p>$20,97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1.3316658826698">
            <text:p>$11,33</text:p>
          </table:table-cell>
          <table:table-cell table:formula="of:=[.E16]*(1+[.F17])" office:value-type="currency" office:currency="USD" office:value="16.7546876128126">
            <text:p>$16,7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8.10631324009652">
            <text:p>$8,11</text:p>
          </table:table-cell>
          <table:table-cell table:formula="of:=[.H16]*(1+[.I17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4.22174794782919">
            <text:p>$4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21.8130876236563">
            <text:p>$21,81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0.9119745536821">
            <text:p>$10,91</text:p>
          </table:table-cell>
          <table:table-cell table:formula="of:=[.E17]*(1+[.F18])" office:value-type="currency" office:currency="USD" office:value="17.0897813650688">
            <text:p>$17,0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7.55108630584333">
            <text:p>$7,55</text:p>
          </table:table-cell>
          <table:table-cell table:formula="of:=[.H17]*(1+[.I18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80337652957584">
            <text:p>$3,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22.6856111286025">
            <text:p>$22,69</text:p>
          </table:table-cell>
          <table:table-cell office:value-type="percentage" office:value="0.04">
            <text:p>4,00%</text:p>
          </table:table-cell>
          <table:table-cell table:formula="of:=[.B19]/(1+[.$D$2])^[.A19]" office:value-type="currency" office:currency="USD" office:value="10.5078273479901">
            <text:p>$10,51</text:p>
          </table:table-cell>
          <table:table-cell table:formula="of:=[.E18]*(1+[.F19])" office:value-type="currency" office:currency="USD" office:value="17.4315769923702">
            <text:p>$17,43</text:p>
          </table:table-cell>
          <table:table-cell office:value-type="percentage" office:value="0.02">
            <text:p>2,00%</text:p>
          </table:table-cell>
          <table:table-cell table:formula="of:=[.E19]/(1+[.$D$3])^[.A19]" office:value-type="currency" office:currency="USD" office:value="7.03388861366228">
            <text:p>$7,03</text:p>
          </table:table-cell>
          <table:table-cell table:formula="of:=[.H18]*(1+[.I19])" office:value-type="currency" office:currency="USD" office:value="9.7291776">
            <text:p>$9,73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3.42646534196022">
            <text:p>$3,43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133.439993387481">
            <text:p>$133,44</text:p>
          </table:table-cell>
          <table:table-cell/>
          <table:table-cell table:style-name="ce8"/>
          <table:table-cell table:formula="of:=SUM([.G9:.G19])" office:value-type="currency" office:currency="USD" office:value="106.952822982556">
            <text:p>$106,95</text:p>
          </table:table-cell>
          <table:table-cell/>
          <table:table-cell table:style-name="ce9"/>
          <table:table-cell table:formula="of:=SUM([.J9:.J19])" office:value-type="currency" office:currency="USD" office:value="64.6358248814354">
            <text:p>$64,6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249.541722414628">
            <text:p>$249,54</text:p>
          </table:table-cell>
          <table:table-cell table:style-name="ce6"/>
          <table:table-cell table:formula="of:=[.B21]/(1+[.D2])^([.A19]+1/2)" office:value-type="currency" office:currency="USD" office:value="111.22277737927">
            <text:p>$111,22</text:p>
          </table:table-cell>
          <table:table-cell table:formula="of:=[.E19]*[.D5]" office:value-type="currency" office:currency="USD" office:value="191.747346916072">
            <text:p>$191,75</text:p>
          </table:table-cell>
          <table:table-cell table:style-name="ce8"/>
          <table:table-cell table:formula="of:=[.E21]/(1+[.D3])^([.A19]+1/2)" office:value-type="currency" office:currency="USD" office:value="73.9402836464359">
            <text:p>$73,94</text:p>
          </table:table-cell>
          <table:table-cell table:formula="of:=[.H19]*[.D5]" office:value-type="currency" office:currency="USD" office:value="107.0209536">
            <text:p>$107,02</text:p>
          </table:table-cell>
          <table:table-cell table:style-name="ce9"/>
          <table:table-cell table:formula="of:=[.H21]/(1+[.D4])^([.A19]+1/2)" office:value-type="currency" office:currency="USD" office:value="35.774826741394">
            <text:p>$35,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16:4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8T16:44:49.34</dc:date>
    <dc:creator>aaa </dc:creator>
    <meta:editing-duration>P3DT13H54M35S</meta:editing-duration>
    <meta:editing-cycles>75</meta:editing-cycles>
    <meta:generator>OpenOffice/4.1.5$Win32 OpenOffice.org_project/415m1$Build-9789</meta:generator>
    <meta:document-statistic meta:table-count="5" meta:cell-count="695" meta:object-count="0"/>
  </office:meta>
</office:document-meta>
</file>